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499" officeooo:paragraph-rsid="0009249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*******************************</text:p>
      <text:p text:style-name="P1">* 1.INSTALACIÓN/CONFIGURACIÓN DE SOFTWARE NECESARIO *</text:p>
      <text:p text:style-name="P1">*****************************************************</text:p>
      <text:p text:style-name="P1"/>
      <text:p text:style-name="P1">Actualizar la máquina con el comando </text:p>
      <text:p text:style-name="P1"/>
      <text:p text:style-name="P1"><text:s text:c="4"/>$ sudo apt-get update</text:p>
      <text:p text:style-name="P1"/>
      <text:p text:style-name="P1"/>
      <text:p text:style-name="P1">acceder a </text:p>
      <text:p text:style-name="P1"/>
      <text:p text:style-name="P1"><text:s text:c="4"/>$ cd /etc/apache2/sites-available </text:p>
      <text:p text:style-name="P1"/>
      <text:p text:style-name="P1"/>
      <text:p text:style-name="P1">Configuración host virtual (/etc/apache2/sites-available/www.wordpress.local.conf)</text:p>
      <text:p text:style-name="P1"/>
      <text:p text:style-name="P1">&lt;VirtualHost *:80&gt;</text:p>
      <text:p text:style-name="P1"/>
      <text:p text:style-name="P1"><text:s text:c="4"/>ServerName www.wordpress.local</text:p>
      <text:p text:style-name="P1"/>
      <text:p text:style-name="P1"><text:s text:c="4"/>ServerAlias wordpress.local</text:p>
      <text:p text:style-name="P1"/>
      <text:p text:style-name="P1"><text:s text:c="4"/>ServerAdmin admin@wordpress.local</text:p>
      <text:p text:style-name="P1"/>
      <text:p text:style-name="P1"><text:s text:c="4"/>DocumentRoot /var/www/www.wordpress.local</text:p>
      <text:p text:style-name="P1"/>
      <text:p text:style-name="P1"/>
      <text:p text:style-name="P1"><text:s text:c="4"/>&lt;Directory <text:s/>/var/www/www.wordpress.local&gt;</text:p>
      <text:p text:style-name="P1"/>
      <text:p text:style-name="P1"><text:s text:c="16"/>Options FollowSymLinks</text:p>
      <text:p text:style-name="P1"/>
      <text:p text:style-name="P1"><text:s text:c="16"/>AllowOverride Limit Options FileInfo</text:p>
      <text:p text:style-name="P1"/>
      <text:p text:style-name="P1"><text:s text:c="16"/>DirectoryIndex index.php</text:p>
      <text:p text:style-name="P1"/>
      <text:p text:style-name="P1"><text:s text:c="16"/>Order allow,deny</text:p>
      <text:p text:style-name="P1"/>
      <text:p text:style-name="P1"><text:s text:c="16"/>Allow from all</text:p>
      <text:p text:style-name="P1"/>
      <text:p text:style-name="P1"><text:s text:c="4"/>&lt;/Directory&gt;</text:p>
      <text:p text:style-name="P1"/>
      <text:p text:style-name="P1"><text:s text:c="4"/>&lt;Directory <text:s/>/var/www/www.wordpress.local/wp-content&gt;</text:p>
      <text:p text:style-name="P1"/>
      <text:p text:style-name="P1"><text:s text:c="16"/>Options FollowSymLinks</text:p>
      <text:p text:style-name="P1"/>
      <text:p text:style-name="P1"><text:s text:c="16"/>Order allow,deny</text:p>
      <text:p text:style-name="P1"/>
      <text:p text:style-name="P1"><text:s text:c="16"/>Allow from all</text:p>
      <text:p text:style-name="P1"/>
      <text:p text:style-name="P1"><text:s text:c="4"/>&lt;/Directory&gt;</text:p>
      <text:p text:style-name="P1"/>
      <text:p text:style-name="P1"/>
      <text:p text:style-name="P1"><text:soft-page-break/></text:p>
      <text:p text:style-name="P1">&lt;/VirtualHost&gt;</text:p>
      <text:p text:style-name="P1"/>
      <text:p text:style-name="P1">Habilitamos el host virtual y reiniciamos Apache2 con:</text:p>
      <text:p text:style-name="P1"/>
      <text:p text:style-name="P1"><text:s text:c="4"/>$ sudo a2ensite www.wordpress.local.conf</text:p>
      <text:p text:style-name="P1"/>
      <text:p text:style-name="P1"><text:s text:c="4"/>$ sudo service apache2 restart</text:p>
      <text:p text:style-name="P1"/>
      <text:p text:style-name="P1"/>
      <text:p text:style-name="P1">Una vez creado el host virtual de <text:s/>www.wordpress.local.conf, agregar en nuestro equipo el acceso al mismo </text:p>
      <text:p text:style-name="P1"/>
      <text:p text:style-name="P1"><text:s text:c="4"/>$ sudo nano /etc/hosts </text:p>
      <text:p text:style-name="P1"/>
      <text:p text:style-name="P1"/>
      <text:p text:style-name="P1">Insertamos:</text:p>
      <text:p text:style-name="P1"/>
      <text:p text:style-name="P1"/>
      <text:p text:style-name="P1"><text:s text:c="4"/>172.16.190.x <text:s text:c="3"/>www.wordpress.local</text:p>
      <text:p text:style-name="P1"/>
      <text:p text:style-name="P1"/>
      <text:p text:style-name="P1">Para instalar soporte de mysql y php en nuestro equipo ejecutamos en la maquina virtual el comando </text:p>
      <text:p text:style-name="P1"/>
      <text:p text:style-name="P1"><text:s text:c="4"/>$ sudo tasksel</text:p>
      <text:p text:style-name="P1"/>
      <text:p text:style-name="P1"/>
      <text:p text:style-name="P1">Y seleccionamos la opción LAMP server. Durante el proceso de instalación se nos solicitará la contraseña del usuario root de mysql</text:p>
      <text:p text:style-name="P1"/>
      <text:p text:style-name="P1">****************************************</text:p>
      <text:p text:style-name="P1">* 2. DESCARGA DE ARCHIVOS DE WORDPRESS *</text:p>
      <text:p text:style-name="P1">****************************************</text:p>
      <text:p text:style-name="P1"/>
      <text:p text:style-name="P1">Para descargar wordpress accedemos a la URL https://es.wordpress.org/</text:p>
      <text:p text:style-name="P1"/>
      <text:p text:style-name="P1">Se copia la URL del fichero .tar.gz y se ejecuta en la maquina virtual</text:p>
      <text:p text:style-name="P1"/>
      <text:p text:style-name="P1">Nota: <text:s/>No se descarga, se copia la url y se pega directamente en el terminal</text:p>
      <text:p text:style-name="P1"/>
      <text:p text:style-name="P1"/>
      <text:p text:style-name="P1"><text:s text:c="4"/>$ wget +URL del fichero .tar.gz ($wget https://es.wordpress.org/wordpress-4.4-es_ES.tar.gz)</text:p>
      <text:p text:style-name="P1"/>
      <text:p text:style-name="P1"/>
      <text:p text:style-name="P1">Una vez echo ese paso se descomprime y desempaqueta el fichero .tar.gz:</text:p>
      <text:p text:style-name="P1"/>
      <text:p text:style-name="P1"/>
      <text:p text:style-name="P1"><text:s text:c="4"/>$ tar -xvzf wordpress-4.4-es_ES.tar.gz </text:p>
      <text:p text:style-name="P1"/>
      <text:p text:style-name="P1"/>
      <text:p text:style-name="P1">se <text:s/>accede a </text:p>
      <text:p text:style-name="P1"><text:soft-page-break/></text:p>
      <text:p text:style-name="P1"/>
      <text:p text:style-name="P1"><text:s text:c="4"/>$ cd wordpress </text:p>
      <text:p text:style-name="P1"/>
      <text:p text:style-name="P1"/>
      <text:p text:style-name="P1">Creamos la carpeta raíz del Host Virtual:</text:p>
      <text:p text:style-name="P1"/>
      <text:p text:style-name="P1"><text:s text:c="4"/>$ sudo mkdir /var/www/www.wordpress.local</text:p>
      <text:p text:style-name="P1"/>
      <text:p text:style-name="P1"/>
      <text:p text:style-name="P1">y se mueven los ficheros de Wordpress a la carpeta raíz de nuestro Host Virtual.</text:p>
      <text:p text:style-name="P1"/>
      <text:p text:style-name="P1"><text:s text:c="4"/>$ sudo mv * /var/www/www.wordpress.local </text:p>
      <text:p text:style-name="P1"/>
      <text:p text:style-name="P1"/>
      <text:p text:style-name="P1">Durante el proceso de instalación wordpress deberá escribir información en los archivos de su carpeta raíz. Para ello necesita tener permisos de escritura. Se los damos cambiando el usuario y grupo propietario de la carpeta /var/www/www.wordpress.local al usuario y grupo que utilizan apache. Para ello:</text:p>
      <text:p text:style-name="P1"/>
      <text:p text:style-name="P1"><text:s text:c="4"/>$ cd /var/www</text:p>
      <text:p text:style-name="P1"/>
      <text:p text:style-name="P1"><text:s text:c="4"/>$ sudo chown -R www-data:www-data www.wordpress.local</text:p>
      <text:p text:style-name="P1"/>
      <text:p text:style-name="P1"/>
      <text:p text:style-name="P1">Si accedes a <text:s/>www.wordpress.local tiene que aparecer la página de instalación de wordpress.</text:p>
      <text:p text:style-name="P1"/>
      <text:p text:style-name="P1">*************************************</text:p>
      <text:p text:style-name="P1">* 3. CREAR/CONFIGURAR BASE DE DATOS *</text:p>
      <text:p text:style-name="P1">*************************************</text:p>
      <text:p text:style-name="P1"/>
      <text:p text:style-name="P1">Wordpress necesita una base de datos y un usuario con privilegios sobre la misma. Para crearlos ejecutamos en la maquina virtual:</text:p>
      <text:p text:style-name="P1"/>
      <text:p text:style-name="P1"><text:s text:c="4"/>$ mysql -u root -p</text:p>
      <text:p text:style-name="P1"/>
      <text:p text:style-name="P1"/>
      <text:p text:style-name="P1">Nos pide contraseña y nos cambia el interprete de comando de mysql.</text:p>
      <text:p text:style-name="P1"/>
      <text:p text:style-name="P1">Primero creamos una base de datos de nombre wordpress</text:p>
      <text:p text:style-name="P1"/>
      <text:p text:style-name="P1"><text:s text:c="4"/>msyql&gt; CREATE DATABASE wordpress;</text:p>
      <text:p text:style-name="P1"/>
      <text:p text:style-name="P1"/>
      <text:p text:style-name="P1">A continuación creamos un usuario de nombre wordpress con privilegios sobre la base de datos wordpress:</text:p>
      <text:p text:style-name="P1"/>
      <text:p text:style-name="P1"><text:s text:c="4"/>mysql&gt; GRANT SELECT,INSERT,UPDATE,DELETE,CREATE,DROP,ALTER ON wordpress.* TO wordpress@localhost IDENTIFIED BY 'smr1234';</text:p>
      <text:p text:style-name="P1"/>
      <text:p text:style-name="P1"/>
      <text:p text:style-name="P1">Aplicamos los cambios</text:p>
      <text:p text:style-name="P1"><text:soft-page-break/></text:p>
      <text:p text:style-name="P1"/>
      <text:p text:style-name="P1"><text:s text:c="4"/>mysql&gt; FLUSH PRIVILEGES;</text:p>
      <text:p text:style-name="P1"/>
      <text:p text:style-name="P1"/>
      <text:p text:style-name="P1">Salimos del mysql:</text:p>
      <text:p text:style-name="P1"/>
      <text:p text:style-name="P1"/>
      <text:p text:style-name="P1"><text:s text:c="4"/>mysql&gt;quit</text:p>
      <text:p text:style-name="P1"/>
      <text:p text:style-name="P1"/>
      <text:p text:style-name="P1">*******************************</text:p>
      <text:p text:style-name="P1">* 4. INSTALACIÓN DE WORDPRESS *</text:p>
      <text:p text:style-name="P1">*******************************</text:p>
      <text:p text:style-name="P1"/>
      <text:p text:style-name="P1">Una vez echo, acceder a la pagina web www.wordpress.local. Se ejecutará el instalador que nos pedirá los datos de acceso a la base de datos que acabamos de crear.</text:p>
      <text:p text:style-name="P1"/>
      <text:p text:style-name="P1"/>
      <text:p text:style-name="P1"><text:s text:c="4"/>Nombre de la base de datos: wordpress</text:p>
      <text:p text:style-name="P1"/>
      <text:p text:style-name="P1"><text:s text:c="4"/>Nombre de Usuario: wordpress</text:p>
      <text:p text:style-name="P1"/>
      <text:p text:style-name="P1"><text:s text:c="4"/>Contraseña Servidor de la base de datos: smr1234</text:p>
      <text:p text:style-name="P1"/>
      <text:p text:style-name="P1"><text:s text:c="4"/>Prefijo de tabla: wp_</text:p>
      <text:p text:style-name="P1"/>
      <text:p text:style-name="P1"/>
      <text:p text:style-name="P1">Luego nos pedirá el nombre de nuestro sitio y el nombre de un usuario y su contraseña administrador de la web que acabamos de crear. Utilizamos:</text:p>
      <text:p text:style-name="P1"/>
      <text:p text:style-name="P1"><text:s text:c="4"/>Usuario: admin</text:p>
      <text:p text:style-name="P1"/>
      <text:p text:style-name="P1"><text:s text:c="4"/>Contraseña: smr1234</text:p>
      <text:p text:style-name="P1"/>
      <text:p text:style-name="P1"/>
      <text:p text:style-name="P1">Ya tenemos creada nuestra web. Para acceder al frontend lo accemos poniendo en el navegador la URL:</text:p>
      <text:p text:style-name="P1"/>
      <text:p text:style-name="P1"><text:s text:c="4"/>www.wordpress.local </text:p>
      <text:p text:style-name="P1"/>
      <text:p text:style-name="P1"/>
      <text:p text:style-name="P1">Y para acceder al backend para administrar nuestra web lo hacemos en:</text:p>
      <text:p text:style-name="P1"/>
      <text:p text:style-name="P1"><text:s text:c="4"/>www.wordpress.local/wp-admin</text:p>
      <text:p text:style-name="P1"/>
      <text:p text:style-name="P1">*******************************************</text:p>
      <text:p text:style-name="P1">* 5. COPIA DE SEGURIDAD MEDIANTE COMANDOS *</text:p>
      <text:p text:style-name="P1">*******************************************</text:p>
      <text:p text:style-name="P1"/>
      <text:p text:style-name="P1">Primero hacemos copia de los archivos del sitio</text:p>
      <text:p text:style-name="P1"/>
      <text:p text:style-name="P1"><text:soft-page-break/><text:s text:c="4"/>$ cd /var/www</text:p>
      <text:p text:style-name="P1"/>
      <text:p text:style-name="P1"><text:s text:c="4"/>$ sudo tar -cvzf wordpress.local.tar.gz www.wordpress.local </text:p>
      <text:p text:style-name="P1"/>
      <text:p text:style-name="P1"><text:s text:c="4"/>$ sudo mv wordpress.local.tar.gz ~</text:p>
      <text:p text:style-name="P1"/>
      <text:p text:style-name="P1"/>
      <text:p text:style-name="P1">Luego hacemos copia de la base de datos</text:p>
      <text:p text:style-name="P1"/>
      <text:p text:style-name="P1"/>
      <text:p text:style-name="P1"><text:s text:c="4"/>$ cd ~</text:p>
      <text:p text:style-name="P1"/>
      <text:p text:style-name="P1"><text:s text:c="4"/>$ mysqldump --user=root --password=smr1234 wordpress &gt; wordpress.local.sql</text:p>
      <text:p text:style-name="P1"/>
      <text:p text:style-name="P1"/>
      <text:p text:style-name="P1">Creamos una carpeta en la que almacenar las copias de seguridad y transferimos ahí las mismas:</text:p>
      <text:p text:style-name="P1"/>
      <text:p text:style-name="P1"><text:s text:c="4"/>$ sudo mkdir -p /var/backups/wordpress.local</text:p>
      <text:p text:style-name="P1"/>
      <text:p text:style-name="P1"><text:s text:c="4"/>$ sudo mv /var/www/wordpress.local.tar.gz /var/backups/wordpress.local</text:p>
      <text:p text:style-name="P1"/>
      <text:p text:style-name="P1"><text:s text:c="4"/>$ sudo mv wordpress.local.sql /var/backups/wordpress.local</text:p>
      <text:p text:style-name="P1"/>
      <text:p text:style-name="P1"/>
      <text:p text:style-name="P1">***************************************************</text:p>
      <text:p text:style-name="P1">* 6. ALMACENANDO LA COPIA DE SEGURIDAD EN FREENAS *</text:p>
      <text:p text:style-name="P1">***************************************************</text:p>
      <text:p text:style-name="P1"/>
      <text:p text:style-name="P1">Creamos en FREENAS un conjunto de datos de nombre wordpress y un usuario de nombre wordpress que haremos propietario de la conjunto de datos. Para que la carpeta de inicio del usuario que sea el conjunto de datos le ponemos como ruta /mnt/datos</text:p>
      <text:p text:style-name="P1"/>
      <text:p text:style-name="P1">Para transferir los archivos al NAS ejecutamos:</text:p>
      <text:p text:style-name="P1"/>
      <text:p text:style-name="P1"><text:s text:c="4"/>$ cd /var/backups/wordpress.local</text:p>
      <text:p text:style-name="P1"/>
      <text:p text:style-name="P1"><text:s text:c="4"/>$ rsync -avz wordpress.local.tar.gz wordpress@172.16.122.x:/mnt/datos/wordpress</text:p>
      <text:p text:style-name="P1"/>
      <text:p text:style-name="P1"><text:s text:c="4"/>$ rsync -avz wordpress.local.sql wordpress@172.16.122.x:/mnt/datos/wordpress</text:p>
      <text:p text:style-name="P1"/>
      <text:p text:style-name="P1"/>
      <text:p text:style-name="P1"/>
      <text:p text:style-name="P1">********************************************</text:p>
      <text:p text:style-name="P1">* 7. RESTAURACIÓN DE LA COPIA DE SEGURIDAD *</text:p>
      <text:p text:style-name="P1">********************************************</text:p>
      <text:p text:style-name="P1">En una otra máquina virtual repetimos los pasos 1 y 3 de este tutorial para instalar el LAMP server, <text:s/>crear el host virtual, crear la base de datos y el usuario con permisos sobre la misma. </text:p>
      <text:p text:style-name="P1"/>
      <text:p text:style-name="P1">En nuestro fichero /etc/hosts deberemos cambiar la IP de www.worpress.local por la de la máquina virtual en la que vamos a restaurar la copia.</text:p>
      <text:p text:style-name="P1"/>
      <text:p text:style-name="P1">Accedemos a la carpeta del usuario y copiamos los archivos desde el servidor:</text:p>
      <text:p text:style-name="P1"><text:soft-page-break/></text:p>
      <text:p text:style-name="P1"><text:s text:c="4"/>$ scp wordpress@172.16.122.x:/mnt/datos/wordpress/wordpress.local.tar.gz .</text:p>
      <text:p text:style-name="P1"/>
      <text:p text:style-name="P1"><text:s text:c="4"/>$ scp wordpress@172.16.122.x:/mnt/datos/wordpress/wordpress.local.sql . </text:p>
      <text:p text:style-name="P1"/>
      <text:p text:style-name="P1"/>
      <text:p text:style-name="P1">Para <text:s/>restaurar la base de datos ejecutamos: (en la segunda maquina)</text:p>
      <text:p text:style-name="P1"/>
      <text:p text:style-name="P1"><text:s text:c="4"/>$ mysql --password=smr1234 --user=wordpress wordpress &lt; wordpress.local.sql</text:p>
      <text:p text:style-name="P1"/>
      <text:p text:style-name="P1"/>
      <text:p text:style-name="P1">Para restaurar los archivos de la web</text:p>
      <text:p text:style-name="P1"/>
      <text:p text:style-name="P1"><text:s text:c="4"/>$ cd /var/www</text:p>
      <text:p text:style-name="P1"/>
      <text:p text:style-name="P1"><text:s text:c="4"/>$ sudo mv ~/wordpress.local.tar.gz .</text:p>
      <text:p text:style-name="P1"/>
      <text:p text:style-name="P1"><text:s text:c="4"/>$ sudo tar -xvzf wordpress.local.tar.gz</text:p>
      <text:p text:style-name="P1"/>
      <text:p text:style-name="P1"><text:s text:c="4"/>$ sudo chown www-data:www-data wordpress.local.tar.gz</text:p>
      <text:p text:style-name="P1"/>
      <text:p text:style-name="P1"/>
      <text:p text:style-name="P1">Después de restaurar los archivos, la copia de seguridad de nuestro sitio restaurada debería ser accesible via web</text:p>
      <text:p text:style-name="P1"/>
      <text:p text:style-name="P1">********************************************</text:p>
      <text:p text:style-name="P1">* 8. Acceder por ssh sin contraseña al NAS *</text:p>
      <text:p text:style-name="P1">********************************************</text:p>
      <text:p text:style-name="P1"/>
      <text:p text:style-name="P1">Cuando automaticemos el proceso de copia de seguridad mediante un script no podremos ejecutarlo de manera automátizada si nos va a pedir la contraseña para almacenar los archivos. Para resolventarlo vamos a configurar el servidor de forma que la autenticación del usuario sea por clave pública en lugar de por contraseña.</text:p>
      <text:p text:style-name="P1"/>
      <text:p text:style-name="P1">Para ello hemos de seguir los siguientes pasos.</text:p>
      <text:p text:style-name="P1"/>
      <text:p text:style-name="P1">En la máquina virtual de Apache generamos el par de claves pública/privada para el usuario usuario. Ejecutamos</text:p>
      <text:p text:style-name="P1"/>
      <text:p text:style-name="P1"><text:s text:c="4"/>$ ssh-keygen -t rsa</text:p>
      <text:p text:style-name="P1"/>
      <text:p text:style-name="P1"/>
      <text:p text:style-name="P1">Nos pedirá la ruta en la que se almacenará y la contraseña para proteger el acceso a la clave. Seleccionaremos la opción por defecto y dejaremos la clave en blanco.</text:p>
      <text:p text:style-name="P1"/>
      <text:p text:style-name="P1">Ahora debemos copiar la clave pública en la configuración del usuario wordpress en FREENAS. Para ello:</text:p>
      <text:p text:style-name="P1"/>
      <text:p text:style-name="P1"><text:s text:c="4"/>$ cat ~/.ssh/id_rsa.pub</text:p>
      <text:p text:style-name="P1"/>
      <text:p text:style-name="P1"/>
      <text:p text:style-name="P1">Se nos mostrará algo como:</text:p>
      <text:p text:style-name="P1"><text:soft-page-break/></text:p>
      <text:p text:style-name="P1"><text:s text:c="4"/>ssh-rsa AAAAB3NzaC1yc2EAAAADAQABAAABAQC7klxEJmHSRrQ4XGs07edxKmzW0lCecgVzWU+7KHIeTLryXGQNKimIMvnSbYNyOlHOaSlQtfogKZ1MtrcHH/zGeyoCQYFbNq7xNrzHlwqYHxH5gYlsCfqT2ez4eQPVJldDn24K2/Jlefvl63TdMQPHniRmVFAZhElGyI2RpckbdRcP36B3p6EfXVFVMqZQV4PTT0RKNA1Z0MPz/m6YmOpDM9VXe308GCc6xkUvs5zTU2JPSnohV91n0+xgF2tCRaX73kzxVOQtBgJgZzqWQZzcJHfCy6+OxTk94VeaC+QTB4hTTG6OWmoEBViE3ComijQYyayEzWpxxmMY0iM58+Zp usuario@ubuntu</text:p>
      <text:p text:style-name="P1"/>
      <text:p text:style-name="P1"/>
      <text:p text:style-name="P1">Seleccionamos este texto y lo copiamos al portapapeles.</text:p>
      <text:p text:style-name="P1"/>
      <text:p text:style-name="P1">Accedemos vía web al FreeNAS y dentro de este a la configuración del usuario worpress y en el campo Clave Pública SSH: Pegamos la clave pública</text:p>
      <text:p text:style-name="P1"/>
      <text:p text:style-name="P1">Ahora si nos conectamos por ssh al NAS no nos debería pedir la contraseña:</text:p>
      <text:p text:style-name="P1"/>
      <text:p text:style-name="P1"><text:s text:c="4"/>$ ssh wordpress@172.16.122.x</text:p>
      <text:p text:style-name="P1"/>
      <text:p text:style-name="P1"/>
      <text:p text:style-name="P1">********************</text:p>
      <text:p text:style-name="P1">* 9. SCRIPT DE BACKUP *</text:p>
      <text:p text:style-name="P1">********************</text:p>
      <text:p text:style-name="P1"/>
      <text:p text:style-name="P1">#Habilitamos el usuario root que será el que ejecutá el script de backup. Para ello simplemente le ponemos contraseña.</text:p>
      <text:p text:style-name="P1"/>
      <text:p text:style-name="P1"><text:s text:c="4"/>$ sudo passwd root</text:p>
      <text:p text:style-name="P1"/>
      <text:p text:style-name="P1"><text:s text:c="4"/>$ sudo su</text:p>
      <text:p text:style-name="P1"/>
      <text:p text:style-name="P1"/>
      <text:p text:style-name="P1">#El script lo almacenamos en la subcarpeta scripts que hemos de crear:</text:p>
      <text:p text:style-name="P1"/>
      <text:p text:style-name="P1"><text:s text:c="4"/># mkdir /root/scripts</text:p>
      <text:p text:style-name="P1"/>
      <text:p text:style-name="P1"><text:s text:c="4"/># cd /root/scripts</text:p>
      <text:p text:style-name="P1"/>
      <text:p text:style-name="P1"><text:s text:c="4"/># nano wordpress.local-backup.sh</text:p>
      <text:p text:style-name="P1"/>
      <text:p text:style-name="P1"/>
      <text:p text:style-name="P1">#E insertamos lo siguiente en el mismo:</text:p>
      <text:p text:style-name="P1"/>
      <text:p text:style-name="P1"><text:s text:c="4"/>#!/bin/bash</text:p>
      <text:p text:style-name="P1"/>
      <text:p text:style-name="P1"><text:s text:c="4"/>#</text:p>
      <text:p text:style-name="P1"/>
      <text:p text:style-name="P1"><text:s text:c="4"/># Hacemos copia circular de los ficheros de copia existentes</text:p>
      <text:p text:style-name="P1"/>
      <text:p text:style-name="P1"><text:s text:c="4"/>#</text:p>
      <text:p text:style-name="P1"/>
      <text:p text:style-name="P1"><text:s text:c="4"/># Comprobamos si existe la penultima versión de la copia</text:p>
      <text:p text:style-name="P1"><text:soft-page-break/></text:p>
      <text:p text:style-name="P1"><text:s text:c="4"/>if [ -f /var/backups/wordpress.local/wordpress.local.sql.0 ]; then</text:p>
      <text:p text:style-name="P1"/>
      <text:p text:style-name="P1"><text:s text:c="4"/>cp /var/backups/wordpress.local/wordpress.local.sql.0 /var/backups/wordpress.local/wordpress.local.sql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/var/backups/wordpress.local/wordpress.local.sql ]; then</text:p>
      <text:p text:style-name="P1"/>
      <text:p text:style-name="P1"><text:s text:c="4"/>cp /var/backups/wordpress.local/wordpress.local.sql /var/backups/wordpress.local/wordpress.local.sql.0</text:p>
      <text:p text:style-name="P1"/>
      <text:p text:style-name="P1"><text:s text:c="4"/>fi</text:p>
      <text:p text:style-name="P1"/>
      <text:p text:style-name="P1"><text:s text:c="4"/>if [ -f /var/backups/wordpress.local/wordpress.local.tar.gz.0 ]; then</text:p>
      <text:p text:style-name="P1"/>
      <text:p text:style-name="P1"><text:s text:c="4"/>cp /var/backups/wordpress.local/wordpress.local.tar.gz.0 /var/backups/wordpress.local/wordpress.local.tar.gz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/var/backups/wordpress.local/wordpress.local.tar.gz ]; then</text:p>
      <text:p text:style-name="P1"/>
      <text:p text:style-name="P1"><text:s text:c="4"/>cp /var/backups/wordpress.local/wordpress.local.tar.gz /var/backups/wordpress.local/wordpress.local.tar.gz.0</text:p>
      <text:p text:style-name="P1"/>
      <text:p text:style-name="P1"><text:s text:c="4"/>fi</text:p>
      <text:p text:style-name="P1"/>
      <text:p text:style-name="P1"><text:s text:c="4"/>#</text:p>
      <text:p text:style-name="P1"/>
      <text:p text:style-name="P1"><text:s text:c="4"/># <text:s/>Hacemos copia de seguridad de base de datos</text:p>
      <text:p text:style-name="P1"/>
      <text:p text:style-name="P1"><text:s text:c="4"/>#</text:p>
      <text:p text:style-name="P1"/>
      <text:p text:style-name="P1"><text:s text:c="4"/>mysqldump -u root -psmr1234 wordpress &gt;/var/backups/wordpress.local/wordpress.local.sql</text:p>
      <text:p text:style-name="P1"/>
      <text:p text:style-name="P1"><text:s text:c="4"/>#</text:p>
      <text:p text:style-name="P1"/>
      <text:p text:style-name="P1"><text:s text:c="4"/># <text:s/>Hacemos copia de seguridad de los archivos del sitio</text:p>
      <text:p text:style-name="P1"/>
      <text:p text:style-name="P1"><text:s text:c="4"/>#</text:p>
      <text:p text:style-name="P1"/>
      <text:p text:style-name="P1"><text:s text:c="4"/>cd /var/www</text:p>
      <text:p text:style-name="P1"/>
      <text:p text:style-name="P1"><text:s text:c="4"/>tar -czf /var/backups/wordpress.local/wordpress.local.tar.gz www.wordpress.local</text:p>
      <text:p text:style-name="P1"/>
      <text:p text:style-name="P1"><text:s text:c="4"/>#</text:p>
      <text:p text:style-name="P1"><text:soft-page-break/></text:p>
      <text:p text:style-name="P1"><text:s text:c="4"/># <text:s/>Sincronizamos la copia local de los archivos en el NAS</text:p>
      <text:p text:style-name="P1"/>
      <text:p text:style-name="P1"><text:s text:c="4"/>#</text:p>
      <text:p text:style-name="P1"/>
      <text:p text:style-name="P1"><text:s text:c="4"/>rsync -a /var/backups/wordpress.local/ wordpress@172.16.122.x:/mnt/datos/wordpress</text:p>
      <text:p text:style-name="P1"/>
      <text:p text:style-name="P1"/>
      <text:p text:style-name="P1">Para ejecutar el script, primero le damos permiso de ejecución al archivo y luego lo ejecutamos:</text:p>
      <text:p text:style-name="P1"/>
      <text:p text:style-name="P1"><text:s text:c="4"/># chmod +x /root/scripts/wordpress.local-backup.sh</text:p>
      <text:p text:style-name="P1"/>
      <text:p text:style-name="P1"><text:s text:c="4"/># /root/scripts/wordpress.local-backup.sh</text:p>
      <text:p text:style-name="P1"/>
      <text:p text:style-name="P1"/>
      <text:p text:style-name="P1"/>
      <text:p text:style-name="P1">Mejora del script utilizando variables:</text:p>
      <text:p text:style-name="P1"/>
      <text:p text:style-name="P1"><text:s text:c="4"/>#!/bin/bash</text:p>
      <text:p text:style-name="P1"/>
      <text:p text:style-name="P1"><text:s text:c="4"/># Variables</text:p>
      <text:p text:style-name="P1"/>
      <text:p text:style-name="P1"><text:s text:c="4"/>BACKUP_FOLDER=/var/backups/wordpress.local</text:p>
      <text:p text:style-name="P1"/>
      <text:p text:style-name="P1"><text:s text:c="4"/>BASE_FILENAME=wordpress.local.</text:p>
      <text:p text:style-name="P1"/>
      <text:p text:style-name="P1"><text:s text:c="4"/>SSH_ACCESS=wordpress@172.16.122.6</text:p>
      <text:p text:style-name="P1"/>
      <text:p text:style-name="P1"><text:s text:c="4"/>REMOTE_FOLDER=/mnt/datos/wordpress</text:p>
      <text:p text:style-name="P1"/>
      <text:p text:style-name="P1"><text:s text:c="4"/>#</text:p>
      <text:p text:style-name="P1"/>
      <text:p text:style-name="P1"><text:s text:c="4"/># Hacemos copia circular de los ficheros de copia existentes</text:p>
      <text:p text:style-name="P1"/>
      <text:p text:style-name="P1"><text:s text:c="4"/>#</text:p>
      <text:p text:style-name="P1"/>
      <text:p text:style-name="P1"><text:s text:c="4"/># Comprobamos si existe la penultima versión de la copia</text:p>
      <text:p text:style-name="P1"/>
      <text:p text:style-name="P1"><text:s text:c="4"/>if [ -f $BACKUP_FOLDER/$BASE_FILENAMEsql.0 ]; then</text:p>
      <text:p text:style-name="P1"/>
      <text:p text:style-name="P1"><text:s text:c="8"/>cp $BACKUP_FOLDER/$BASE_FILENAMEsql.0 $BACKUP_FOLDER/$BASE_FILENAMEsql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$BACKUP_FOLDER/$BASE_FILENAMEsql ]; then</text:p>
      <text:p text:style-name="P1"/>
      <text:p text:style-name="P1"><text:s text:c="8"/>cp $BACKUP_FOLDER/$BASE_FILENAMEsql $BACKUP_FOLDER/$BASE_FILENAMEsql.0</text:p>
      <text:p text:style-name="P1"/>
      <text:p text:style-name="P1"><text:soft-page-break/><text:s text:c="4"/>fi</text:p>
      <text:p text:style-name="P1"/>
      <text:p text:style-name="P1"><text:s text:c="4"/>if [ -f $BACKUP_FOLDER/$BASE_FILENAMEtar.gz.0 ]; then</text:p>
      <text:p text:style-name="P1"/>
      <text:p text:style-name="P1"><text:s text:c="8"/>cp $BACKUP_FOLDER/$BASE_FILENAMEtar.gz.0 $BACKUP_FOLDER/$BASE_FILENAMEtar.gz.1</text:p>
      <text:p text:style-name="P1"/>
      <text:p text:style-name="P1"><text:s text:c="4"/>fi</text:p>
      <text:p text:style-name="P1"/>
      <text:p text:style-name="P1"><text:s text:c="4"/># Comprobamos si existe la ultima versión de la copia</text:p>
      <text:p text:style-name="P1"/>
      <text:p text:style-name="P1"><text:s text:c="4"/>if [ -f $BACKUP_FOLDER/$BASE_FILENAMEtar.gz ]; then</text:p>
      <text:p text:style-name="P1"/>
      <text:p text:style-name="P1"><text:s text:c="8"/>cp $BACKUP_FOLDER/$BASE_FILENAMEtar.gz $BACKUP_FOLDER/$BASE_FILENAMEtar.gz.0</text:p>
      <text:p text:style-name="P1"/>
      <text:p text:style-name="P1"><text:s text:c="4"/>fi</text:p>
      <text:p text:style-name="P1"/>
      <text:p text:style-name="P1"><text:s text:c="4"/>#</text:p>
      <text:p text:style-name="P1"/>
      <text:p text:style-name="P1"><text:s text:c="4"/># <text:s/>Hacemos copia de seguridad de base de datos</text:p>
      <text:p text:style-name="P1"/>
      <text:p text:style-name="P1"><text:s text:c="4"/>#</text:p>
      <text:p text:style-name="P1"/>
      <text:p text:style-name="P1"><text:s text:c="4"/>mysqldump -u root -psmr1234 wordpress &gt;${BACKUP_FOLDER}/${BASE_FILENAME}sql</text:p>
      <text:p text:style-name="P1"/>
      <text:p text:style-name="P1"><text:s text:c="4"/>#</text:p>
      <text:p text:style-name="P1"/>
      <text:p text:style-name="P1"><text:s text:c="4"/># <text:s/>Hacemos copia de seguridad de los archivos del sitio</text:p>
      <text:p text:style-name="P1"/>
      <text:p text:style-name="P1"><text:s text:c="4"/>#</text:p>
      <text:p text:style-name="P1"/>
      <text:p text:style-name="P1"><text:s text:c="4"/>cd /var/www</text:p>
      <text:p text:style-name="P1"/>
      <text:p text:style-name="P1"><text:s text:c="4"/>tar -czf ${BACKUP_FOLDER}/${BASE_FILENAME}tar.gz www.wordpress.local</text:p>
      <text:p text:style-name="P1"/>
      <text:p text:style-name="P1"><text:s text:c="4"/>#</text:p>
      <text:p text:style-name="P1"/>
      <text:p text:style-name="P1"><text:s text:c="4"/># <text:s/>Sincronizamos la copia local de los archivos en el NAS</text:p>
      <text:p text:style-name="P1"/>
      <text:p text:style-name="P1"><text:s text:c="4"/>#</text:p>
      <text:p text:style-name="P1"/>
      <text:p text:style-name="P1"><text:s text:c="4"/>rsync -a ${BACKUP_FOLDER}/ $SSH_ACCESS:$REMOTE_FOLDER</text:p>
      <text:p text:style-name="P1"/>
      <text:p text:style-name="P1"/>
      <text:p text:style-name="P1">****************************************</text:p>
      <text:p text:style-name="P1">* 10 - Ejecución automática del script *</text:p>
      <text:p text:style-name="P1">****************************************</text:p>
      <text:p text:style-name="P1">#</text:p>
      <text:p text:style-name="P1">Editamos el fichero de configuración de tareas automatizadas utilizando crontab (desde el usuario root):</text:p>
      <text:p text:style-name="P1"/>
      <text:p text:style-name="P1"><text:soft-page-break/><text:s text:c="5"/>crontab -e</text:p>
      <text:p text:style-name="P1"/>
      <text:p text:style-name="P1"/>
      <text:p text:style-name="P1"><text:s text:c="4"/>no crontab for root - using an empty one</text:p>
      <text:p text:style-name="P1"/>
      <text:p text:style-name="P1"/>
      <text:p text:style-name="P1"><text:s text:c="4"/>Select an editor. <text:s/>To change later, run 'select-editor'.</text:p>
      <text:p text:style-name="P1"/>
      <text:p text:style-name="P1"><text:s text:c="6"/>1. /bin/ed</text:p>
      <text:p text:style-name="P1"/>
      <text:p text:style-name="P1"><text:s text:c="6"/>2. /bin/nano <text:s text:c="7"/>&lt;---- easiest <text:s text:c="4"/>(ponemos 2 y enter para editar y decirle que arvhivo queremes que se ejecuete )</text:p>
      <text:p text:style-name="P1"/>
      <text:p text:style-name="P1"><text:s text:c="6"/>3. /usr/bin/vim.basic</text:p>
      <text:p text:style-name="P1"/>
      <text:p text:style-name="P1"><text:s text:c="6"/>4. /usr/bin/vim.tiny</text:p>
      <text:p text:style-name="P1"/>
      <text:p text:style-name="P1"/>
      <text:p text:style-name="P1"/>
      <text:p text:style-name="P1"><text:s text:c="4"/>* * * * * (comando ha ser ejecutado) aqui nos muestar donde tenemos <text:s/>que poner los tiempos</text:p>
      <text:p text:style-name="P1"/>
      <text:p text:style-name="P1"><text:s text:c="4"/>- - - - -</text:p>
      <text:p text:style-name="P1"/>
      <text:p text:style-name="P1"><text:s text:c="4"/>| | | | |</text:p>
      <text:p text:style-name="P1"/>
      <text:p text:style-name="P1"><text:s text:c="4"/>| | | | ----- Día de la semana (0 - 7)</text:p>
      <text:p text:style-name="P1"/>
      <text:p text:style-name="P1"><text:s text:c="4"/>| | | ------- Mes (1 - 12)</text:p>
      <text:p text:style-name="P1"/>
      <text:p text:style-name="P1"><text:s text:c="4"/>| | --------- Día del mes (1 - 31)</text:p>
      <text:p text:style-name="P1"/>
      <text:p text:style-name="P1"><text:s text:c="4"/>| ----------- Hora (0 - 23)------------- Minuto (0 - 59)</text:p>
      <text:p text:style-name="P1"/>
      <text:p text:style-name="P1"/>
      <text:p text:style-name="P1"/>
      <text:p text:style-name="P1">Para que el script se ejecute cada dos minutos insertamos:</text:p>
      <text:p text:style-name="P1"/>
      <text:p text:style-name="P1"/>
      <text:p text:style-name="P1"><text:s text:c="4"/>*/2 * * * * /root/scripts/wordpress.local-backup.sh</text:p>
      <text:p text:style-name="P1"/>
      <text:p text:style-name="P1">|</text:p>
      <text:p text:style-name="P1">Si ahora nos fijamos en la fecha de los archivos de copia de seguridad veremos que la fecha de creación se modifica cada dos minutos.</text:p>
      <text:p text:style-name="P1"/>
      <text:p text:style-name="P1"/>
      <text:p text:style-name="P1"/>
      <text:p text:style-name="P1">*******************************</text:p>
      <text:p text:style-name="P1">* 11 - Script de restauración *</text:p>
      <text:p text:style-name="P1">*******************************</text:p>
      <text:p text:style-name="P1"/>
      <text:p text:style-name="P1">Nota: Ejecución de comando de mysql desde la línea de comandos:</text:p>
      <text:p text:style-name="P1"/>
      <text:p text:style-name="P1"><text:soft-page-break/><text:s text:c="4"/>mysql --user="$user" --password="$password" --execute="DROP DATABASE $user; CREATE DATABASE $database;"</text:p>
      <text:p text:style-name="P1"/>
      <text:p text:style-name="P1"/>
      <text:p text:style-name="P1"><text:s text:c="4"/>SCRIPT:</text:p>
      <text:p text:style-name="P1"/>
      <text:p text:style-name="P1"/>
      <text:p text:style-name="P1"/>
      <text:p text:style-name="P1"><text:s text:c="4"/>#!/bin/bash</text:p>
      <text:p text:style-name="P1"/>
      <text:p text:style-name="P1"><text:s text:c="4"/>apt-get update</text:p>
      <text:p text:style-name="P1"/>
      <text:p text:style-name="P1"><text:s text:c="4"/>apt-get install apache2 apache2-doc php5-mysql mysql-server libapache2-mod-php5 php5 php5-mcrypt -y</text:p>
      <text:p text:style-name="P1"/>
      <text:p text:style-name="P1"><text:s text:c="4"/>mkdir -p /root/temp</text:p>
      <text:p text:style-name="P1"/>
      <text:p text:style-name="P1"><text:s text:c="4"/>scp wordpress@172.16.122.3:/mnt/datos/wordpress/wordpress.local/wordpress.local.tar.gz /root/temp</text:p>
      <text:p text:style-name="P1"/>
      <text:p text:style-name="P1"><text:s text:c="4"/>scp wordpress@172.16.122.3:/mnt/datos/wordpress/wordpress.local/wordpress.local.sql /root/temp</text:p>
      <text:p text:style-name="P1"/>
      <text:p text:style-name="P1"><text:s text:c="4"/>scp wordpress@172.16.122.3:/mnt/datos/wordpress/wordpress.local/www.wordpress.local.conf /root/temp</text:p>
      <text:p text:style-name="P1"/>
      <text:p text:style-name="P1"><text:s text:c="4"/>mv /root/temp/www.wordpress.local.conf /etc/apache2/sites-available</text:p>
      <text:p text:style-name="P1"/>
      <text:p text:style-name="P1"><text:s text:c="4"/>a2ensite www.wordpress.local.conf</text:p>
      <text:p text:style-name="P1"/>
      <text:p text:style-name="P1"><text:s text:c="4"/>service apache2 restart</text:p>
      <text:p text:style-name="P1"/>
      <text:p text:style-name="P1"><text:s text:c="4"/>mv /root/temp/wordpress.local.tar.gz /var/www</text:p>
      <text:p text:style-name="P1"/>
      <text:p text:style-name="P1"><text:s text:c="4"/>cd /var/www</text:p>
      <text:p text:style-name="P1"/>
      <text:p text:style-name="P1"><text:s text:c="4"/>tar -xvzf wordpress.local.tar.gz</text:p>
      <text:p text:style-name="P1"/>
      <text:p text:style-name="P1"><text:s text:c="4"/>chown -R www-data:www-data www.wordpress.local</text:p>
      <text:p text:style-name="P1"/>
      <text:p text:style-name="P1"><text:s text:c="4"/>mysql --password=smr1234 --user=root <text:s/>--execute="CREATE DATABASE wordpress;GRANT SELECT,INSERT,UPDATE,DELETE,CREATE,DROP,ALTER ON wordpress.* TO wordpress@localhost IDENTIFIED BY 'smr1234';FLUSH PRIVILEGES;"</text:p>
      <text:p text:style-name="P1"/>
      <text:p text:style-name="P1"/>
      <text:p text:style-name="P1"><text:s text:c="4"/>mysql --password=smr1234 --user=root wordpress &lt; /root/temp/wordpress.local.sql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************</text:p>
      <text:p text:style-name="P1">* RECURSOS *</text:p>
      <text:p text:style-name="P1">************</text:p>
      <text:p text:style-name="P1"/>
      <text:p text:style-name="P1">Enlaces:</text:p>
      <text:p text:style-name="P1"/>
      <text:p text:style-name="P1"><text:s text:c="2"/>* Instalación de Worpress en Ubuntu 14.04 https://openwebinars.net/como-instalar-wordpress-en-ubuntu-1404/</text:p>
      <text:p text:style-name="P1"><text:s text:c="2"/>* Crear base de datos para Wordpress: https://help.ubuntu.com/lts/serverguide/wordpress.html</text:p>
      <text:p text:style-name="P1"><text:s text:c="2"/>* Montar recursos remotos compartidos por SAMBA http://smr.iesharia.org/wiki/doku.php/misc:montar_recursos_remotos</text:p>
      <text:p text:style-name="P1"><text:s text:c="2"/>* Uso de crontab: http://www.desarrollolibre.net/blog/tema/106/linux/ejecutar-script-automaticamente-con-cron-en-linux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1:28:13.318030877</meta:creation-date>
    <dc:date>2016-11-14T11:30:03.201883579</dc:date>
    <meta:editing-duration>PT1M50S</meta:editing-duration>
    <meta:editing-cycles>1</meta:editing-cycles>
    <meta:document-statistic meta:table-count="0" meta:image-count="0" meta:object-count="0" meta:page-count="13" meta:paragraph-count="276" meta:word-count="1732" meta:character-count="14887" meta:non-whitespace-character-count="12570"/>
    <meta:generator>LibreOffice/5.1.4.2$Linux_X86_64 LibreOffice_project/10m0$Build-2</meta:generator>
  </office:meta>
</office:document-meta>
</file>